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4.svm" manifest:media-type=""/>
  <manifest:file-entry manifest:full-path="Pictures/10000000000004220000031A708F2938FA32B4A6.png" manifest:media-type="image/png"/>
  <manifest:file-entry manifest:full-path="Pictures/TablePreview9.svm" manifest:media-type=""/>
  <manifest:file-entry manifest:full-path="Pictures/TablePreview17.svm" manifest:media-type=""/>
  <manifest:file-entry manifest:full-path="Pictures/100000000000033C0000026DFE0BE24429D9C536.png" manifest:media-type="image/png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2.959cm" style:use-optimal-column-width="false"/>
    </style:style>
    <style:style style:name="co2" style:family="table-column">
      <style:table-column-properties style:column-width="12.963cm" style:use-optimal-column-width="false"/>
    </style:style>
    <style:style style:name="co3" style:family="table-column">
      <style:table-column-properties style:column-width="4.732cm" style:use-optimal-column-width="false"/>
    </style:style>
    <style:style style:name="co4" style:family="table-column">
      <style:table-column-properties style:column-width="13.674cm" style:use-optimal-column-width="false"/>
    </style:style>
    <style:style style:name="co5" style:family="table-column">
      <style:table-column-properties style:column-width="2.597cm" style:use-optimal-column-width="false"/>
    </style:style>
    <style:style style:name="co6" style:family="table-column">
      <style:table-column-properties style:column-width="2.052cm" style:use-optimal-column-width="false"/>
    </style:style>
    <style:style style:name="co7" style:family="table-column">
      <style:table-column-properties style:column-width="4.49cm" style:use-optimal-column-width="false"/>
    </style:style>
    <style:style style:name="co8" style:family="table-column">
      <style:table-column-properties style:column-width="16.009cm" style:use-optimal-column-width="false"/>
    </style:style>
    <style:style style:name="co9" style:family="table-column">
      <style:table-column-properties style:column-width="2.892cm" style:use-optimal-column-width="false"/>
    </style:style>
    <style:style style:name="co10" style:family="table-column">
      <style:table-column-properties style:column-width="2.286cm" style:use-optimal-column-width="false"/>
    </style:style>
    <style:style style:name="ro1" style:family="table-row">
      <style:table-row-properties style:row-height="2.203cm" style:use-optimal-row-height="false"/>
    </style:style>
    <style:style style:name="ro2" style:family="table-row">
      <style:table-row-properties style:row-height="4.007cm" style:use-optimal-row-height="false"/>
    </style:style>
    <style:style style:name="ro3" style:family="table-row">
      <style:table-row-properties style:row-height="2.073cm" style:use-optimal-row-height="false"/>
    </style:style>
    <style:style style:name="ro4" style:family="table-row">
      <style:table-row-properties style:row-height="2.076cm" style:use-optimal-row-height="false"/>
    </style:style>
    <style:style style:name="ro5" style:family="table-row">
      <style:table-row-properties style:row-height="2.078cm" style:use-optimal-row-height="false"/>
    </style:style>
    <style:style style:name="ro6" style:family="table-row">
      <style:table-row-properties style:row-height="1.139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style:text-properties fo:color="#ff0000" fo:font-weight="bold" style:font-weight-asian="bold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language="de" fo:country="DE"/>
    </style:style>
    <style:style style:name="T2" style:family="text">
      <style:text-properties fo:color="#c9211e" fo:language="de" fo:country="DE" fo:font-weight="bold" style:font-weight-asian="bold" style:font-weight-complex="bold"/>
    </style:style>
    <style:style style:name="T3" style:family="text">
      <style:text-properties fo:color="#00a933" fo:language="de" fo:country="DE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00a933" fo:font-weight="bold" style:font-weight-asian="bold" style:font-weight-complex="bold"/>
    </style:style>
    <style:style style:name="T6" style:family="text">
      <style:text-properties fo:color="#ff0000" fo:language="de" fo:country="DE" fo:font-weight="bold" style:font-weight-asian="bold" style:font-weight-complex="bold"/>
    </style:style>
    <style:style style:name="T7" style:family="text">
      <style:text-properties fo:color="#2a6099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c9211e" fo:language="en" fo:country="US"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color="#00a933" fo:language="ro" fo:country="RO" fo:font-weight="bold" style:font-weight-asian="bold" style:font-weight-complex="bold"/>
    </style:style>
    <style:style style:name="T12" style:family="text">
      <style:text-properties fo:language="ro" fo:country="RO"/>
    </style:style>
    <style:style style:name="T13" style:family="text">
      <style:text-properties fo:color="#c9211e" fo:language="ro" fo:country="RO" fo:font-weight="bold" style:font-weight-asian="bold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style:use-window-font-color="true" fo:language="ro" fo:country="RO" fo:font-weight="normal" style:font-weight-asian="normal" style:font-weight-complex="normal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continue-numbering="true" text:style-name="L1">
                  <text:list-header>
                    <text:p><text:span text:style-name="T1">Sie darf zwei Jahre nicht </text:span><text:span text:style-name="T2">überschreiten</text:span><text:span text:style-name="T1"> und ein Jahr nicht </text:span><text:span text:style-name="T3">unterschreiten</text:span><text:span text:style-name="T1">.</text:span></text:p>
                  </text:list-header>
                </text:list>
              </table:table-cell>
              <table:table-cell>
                <text:p>It may not <text:span text:style-name="T4">exceed</text:span> two years nor be <text:span text:style-name="T5">less</text:span> than one year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054cm" svg:height="8.299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3" table:default-cell-style-name="gray2">
              <table:table-cell>
                <text:p>LibreTranslate</text:p>
              </table:table-cell>
              <table:table-cell>
                <text:p>it must not exceed two years and not fall below one year.</text:p>
              </table:table-cell>
              <table:table-cell>
                <text:p>27.96</text:p>
              </table:table-cell>
              <table:table-cell>
                <text:p>100</text:p>
              </table:table-cell>
            </table:table-row>
            <table:table-row table:style-name="ro4" table:default-cell-style-name="gray1">
              <table:table-cell>
                <text:p>OPUS</text:p>
              </table:table-cell>
              <table:table-cell>
                <text:p>It shall not exceed two years and shall not be less than one year.</text:p>
              </table:table-cell>
              <table:table-cell>
                <text:p>50.38</text:p>
              </table:table-cell>
              <table:table-cell>
                <text:p>100</text:p>
              </table:table-cell>
            </table:table-row>
            <table:table-row table:style-name="ro5" table:default-cell-style-name="gray2">
              <table:table-cell>
                <text:p>MBart-50</text:p>
              </table:table-cell>
              <table:table-cell>
                <text:p>It shall not <text:span text:style-name="T4">exceed</text:span> two years and shall not <text:span text:style-name="T4">exceed</text:span> one year.</text:p>
              </table:table-cell>
              <table:table-cell>
                <text:p>28.91</text:p>
              </table:table-cell>
              <table:table-cell>
                <text:p>3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">Eine Tat, die nur auf Antrag verfolgbar ist, wird nicht verfolgt, wenn der Antragsberechtigte es </text:span><text:span text:style-name="T6">unterläßt</text:span><text:span text:style-name="T1">, den Antrag bis zum Ablauf einer Frist von drei Monaten zu stellen.</text:span></text:p>
                  </text:list-header>
                </text:list>
              </table:table-cell>
              <table:table-cell>
                <text:p>An offence which may be prosecuted only upon request is not prosecuted if the person entitled to file the request to prosecute <text:span text:style-name="T5">fails</text:span> to do so before the expiry of a three-month period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676cm" svg:height="9.031cm" svg:x="1.247cm" svg:y="9.51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6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3" table:default-cell-style-name="gray2">
              <table:table-cell>
                <text:p>LibreTranslate</text:p>
              </table:table-cell>
              <table:table-cell>
                <text:p>an action which can only be traced is not followed if the applicant <text:span text:style-name="T7">refuses</text:span> to submit the application until the expiry of a period of three months.</text:p>
              </table:table-cell>
              <table:table-cell>
                <text:p>10.66</text:p>
              </table:table-cell>
              <table:table-cell>
                <text:p>60</text:p>
              </table:table-cell>
            </table:table-row>
            <table:table-row table:style-name="ro4" table:default-cell-style-name="gray1">
              <table:table-cell>
                <text:p>OPUS</text:p>
              </table:table-cell>
              <table:table-cell>
                <text:p>An act which is traceable only on application shall not be pursued if the applicant <text:span text:style-name="T5">fails</text:span> to submit the application until the expiry of a period of three months.</text:p>
              </table:table-cell>
              <table:table-cell>
                <text:p>11.09</text:p>
              </table:table-cell>
              <table:table-cell>
                <text:p>70</text:p>
              </table:table-cell>
            </table:table-row>
            <table:table-row table:style-name="ro5" table:default-cell-style-name="gray2">
              <table:table-cell>
                <text:p>MBart-50</text:p>
              </table:table-cell>
              <table:table-cell>
                <text:p>An act which can only be prosecuted on application is not prosecuted if the person entitled to apply <text:span text:style-name="T8">submits</text:span> the application before the expiry of a period of three months.</text:p>
              </table:table-cell>
              <table:table-cell table:style-name="ce2">
                <text:p text:style-name="P3"><text:span text:style-name="T8">34.56</text:span></text:p>
              </table:table-cell>
              <table:table-cell>
                <text:p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draw:page-thumbnail draw:style-name="gr1" draw:layer="layout" svg:width="14.85cm" svg:height="11.14cm" svg:x="3.07cm" svg:y="2.26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9">Express</text:span><text:span text:style-name="T10"> breast milk during this period and discard the breast milk you have </text:span><text:span text:style-name="T9">expressed</text:span><text:span text:style-name="T10">.</text:span></text:p>
                  </text:list-header>
                </text:list>
              </table:table-cell>
              <table:table-cell>
                <text:p><text:span text:style-name="T11">Stoarceţi</text:span><text:span text:style-name="T12"> laptele matern în timpul acestei perioade şi aruncaţi laptele </text:span><text:span text:style-name="T11">stors</text:span><text:span text:style-name="T12">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3.054cm" svg:height="6.542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3">Exprimaţi</text:span><text:span text:style-name="T12"> laptele matern în această perioadă şi aruncaţi laptele pe care l-aţi </text:span><text:span text:style-name="T13">exprimat</text:span><text:span text:style-name="T12">.</text:span></text:p>
              </table:table-cell>
              <table:table-cell>
                <text:p>18.47</text:p>
              </table:table-cell>
              <table:table-cell>
                <text:p>3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Îmbunătăţiţi laptele matern în această perioadă şi aruncaţi laptele matern pe care l-aţi </text:span><text:span text:style-name="T13">exprimat</text:span><text:span text:style-name="T12">.</text:span></text:p>
              </table:table-cell>
              <table:table-cell>
                <text:p>17.09</text:p>
              </table:table-cell>
              <table:table-cell>
                <text:p>2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Other common side effects (which may affect more than 1 patient in 100) are sinusitis (</text:span><text:span text:style-name="T14">inflammation</text:span><text:span text:style-name="T10"> of the sinuses), cough, nausea (feeling sick) and diarrhoea.</text:span></text:p>
                  </text:list-header>
                </text:list>
              </table:table-cell>
              <table:table-cell>
                <text:p><text:span text:style-name="T12">Alte reacții adverse frecvente (care pot afecta mai mult de 1 persoană din 100) sunt sinuzită (inflamarea sinusurilor), tuse, greață și diaree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3.054cm" svg:height="8.282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Alte reacţii adverse frecvente (care pot afecta mai mult de 1 pacient din 100) sunt sinuzita (inflamarea sinusurilor), tusea, greaţa (senzaţia de rău) şi diareea.</text:span></text:p>
              </table:table-cell>
              <table:table-cell>
                <text:p>45.02</text:p>
              </table:table-cell>
              <table:table-cell>
                <text:p>10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Alte efecte secundare comune (care pot afecta peste 1 pacient din 100) sunt </text:span><text:span text:style-name="T13">sinusitis</text:span><text:span text:style-name="T12"> (</text:span><text:span text:style-name="T13">inflammationa</text:span><text:span text:style-name="T12"> </text:span><text:span text:style-name="T13">sinuselor</text:span><text:span text:style-name="T12">), coş, nausea (</text:span><text:span text:style-name="T13">feeling</text:span><text:span text:style-name="T12"> bolnav) şi </text:span><text:span text:style-name="T13">diarea</text:span><text:span text:style-name="T12">.</text:span></text:p>
              </table:table-cell>
              <table:table-cell>
                <text:p>18.26</text:p>
              </table:table-cell>
              <table:table-cell>
                <text:p>5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Pale milky coloured homogeneous suspension</text:span></text:p>
                  </text:list-header>
                </text:list>
              </table:table-cell>
              <table:table-cell>
                <text:p><text:span text:style-name="T12">Suspensie omogenă de culoare uşor lăptoasă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3.054cm" svg:height="6.22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Suspensie omogenă de culoare lăptoasă pal.</text:span></text:p>
              </table:table-cell>
              <table:table-cell>
                <text:p>45.29</text:p>
              </table:table-cell>
              <table:table-cell>
                <text:p>9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Suspendare homogenă </text:span><text:span text:style-name="T13">albă, albă şi albă</text:span><text:span text:style-name="T12">.</text:span></text:p>
              </table:table-cell>
              <table:table-cell>
                <text:p>5.52</text:p>
              </table:table-cell>
              <table:table-cell>
                <text:p>2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• </text:span><text:span text:style-name="T10">other skin problems such as redness of the skin or eczema (redness, itching, burning or blistering)</text:span></text:p>
                  </text:list-header>
                </text:list>
              </table:table-cell>
              <table:table-cell>
                <text:p><text:span text:style-name="T12">• </text:span><text:span text:style-name="T12">alte probleme ale pielii, cum sunt înroşire a pielii sau eczemă (înroşire, mâncărime, senzaţie de arsură sau formare de vezicule)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3.054cm" svg:height="6.8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• </text:span><text:span text:style-name="T12">alte probleme ale pielii, cum sunt înroşirea pielii sau eczeme (roşeaţă, </text:span><text:span text:style-name="T11">mâncărime</text:span><text:span text:style-name="T12">, arsură sau </text:span><text:span text:style-name="T15">vezicule</text:span><text:span text:style-name="T12">)</text:span></text:p>
              </table:table-cell>
              <table:table-cell>
                <text:p>25.77</text:p>
              </table:table-cell>
              <table:table-cell>
                <text:p>9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• </text:span><text:span text:style-name="T12">alte probleme cu piele, cum ar fi boala </text:span><text:span text:style-name="T13">кожи</text:span><text:span text:style-name="T12"> sau eczema (boala, </text:span><text:span text:style-name="T13">jefuirea</text:span><text:span text:style-name="T12">, arderea sau </text:span><text:span text:style-name="T13">izbucnirea</text:span><text:span text:style-name="T12">)</text:span></text:p>
              </table:table-cell>
              <table:table-cell>
                <text:p>5.85</text:p>
              </table:table-cell>
              <table:table-cell>
                <text:p>40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In case of skin or eye contact the affected area should be rinsed immediately with water.</text:span></text:p>
                  </text:list-header>
                </text:list>
              </table:table-cell>
              <table:table-cell>
                <text:p><text:span text:style-name="T12">În caz de contact cu pielea sau cu ochii, zona afectată trebuie clătită imediat cu apă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23.054cm" svg:height="6.22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În caz de contact cu pielea sau ochii, zona afectată trebuie clătită imediat cu apă.</text:span></text:p>
              </table:table-cell>
              <table:table-cell>
                <text:p>84.28</text:p>
              </table:table-cell>
              <table:table-cell>
                <text:p>10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În cazul contactului cu piele sau cu ochii, zona afectată trebuie spălată imediat cu apă.</text:span></text:p>
              </table:table-cell>
              <table:table-cell>
                <text:p>48.78</text:p>
              </table:table-cell>
              <table:table-cell>
                <text:p>10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2" draw:text-style-name="P5" draw:layer="layout" svg:width="17.526cm" svg:height="1.517cm" svg:x="7.112cm" svg:y="7.874cm">
          <draw:text-box>
            <text:p text:style-name="P4"><text:span text:style-name="T16">Possible overfitting?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Intracranial tumours must be inactive and antitumour therapy must be completed prior to starting GH therapy.</text:span></text:p>
                  </text:list-header>
                </text:list>
              </table:table-cell>
              <table:table-cell>
                <text:p><text:span text:style-name="T12">Tumorile intracraniene trebuie să fie inactive şi terapia antitumorală trebuie să fie finalizată înainte de a începe terapia GH.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3.054cm" svg:height="6.8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Tumorile intracraniene trebuie să fie inactive, iar terapia antitumorală trebuie finalizată înainte de începerea tratamentului cu GH.</text:span></text:p>
              </table:table-cell>
              <table:table-cell>
                <text:p>38.48</text:p>
              </table:table-cell>
              <table:table-cell>
                <text:p>10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Tumorele intracranice trebuie să fie inactive, iar terapia antitumor trebuie finalizată înainte de începerea terapiei GH.</text:span></text:p>
              </table:table-cell>
              <table:table-cell>
                <text:p>20.39</text:p>
              </table:table-cell>
              <table:table-cell>
                <text:p>97.5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2" draw:text-style-name="P5" draw:layer="layout" svg:width="17.526cm" svg:height="1.517cm" svg:x="7.112cm" svg:y="7.874cm">
          <draw:text-box>
            <text:p text:style-name="P4"><text:span text:style-name="T16">Possible overfitting?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They're good enough, but they're translations.</text:span></text:p>
                  </text:list-header>
                </text:list>
              </table:table-cell>
              <table:table-cell>
                <text:p><text:span text:style-name="T12">Sunt destul de bune, dar sunt traduceri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23.054cm" svg:height="6.22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Sunt destul de bune, dar sunt traduceri</text:span></text:p>
              </table:table-cell>
              <table:table-cell>
                <text:p>100</text:p>
              </table:table-cell>
              <table:table-cell>
                <text:p>10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Sunt destul de bune, dar sunt traduceri</text:span></text:p>
              </table:table-cell>
              <table:table-cell>
                <text:p>100</text:p>
              </table:table-cell>
              <table:table-cell>
                <text:p>100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2" draw:text-style-name="P5" draw:layer="layout" svg:width="17.526cm" svg:height="1.517cm" svg:x="7.112cm" svg:y="7.874cm">
          <draw:text-box>
            <text:p text:style-name="P4"><text:span text:style-name="T16">Perfect match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standard" draw:layer="layout" svg:width="25.921cm" svg:height="6.209cm" svg:x="1.256cm" svg:y="1.4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2">
                  <text:list-header>
                    <text:p text:style-name="P1">Original</text:p>
                  </text:list-header>
                </text:list>
              </table:table-cell>
              <table:table-cell>
                <text:p text:style-name="P1">Reference</text:p>
              </table:table-cell>
            </table:table-row>
            <table:table-row table:style-name="ro2" table:default-cell-style-name="gray2">
              <table:table-cell>
                <text:list text:style-name="L1">
                  <text:list-header>
                    <text:p><text:span text:style-name="T10">Lay down quick!</text:span></text:p>
                  </text:list-header>
                </text:list>
              </table:table-cell>
              <table:table-cell>
                <text:p><text:span text:style-name="T12">Culcă-te pă jos, repede!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23.054cm" svg:height="6.226cm" svg:x="3.107cm" svg:y="9.98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gray3">
              <table:table-cell/>
              <table:table-cell>
                <text:p>Output</text:p>
              </table:table-cell>
              <table:table-cell>
                <text:p>BLEU</text:p>
              </table:table-cell>
              <table:table-cell>
                <text:p>DA</text:p>
              </table:table-cell>
            </table:table-row>
            <table:table-row table:style-name="ro4" table:default-cell-style-name="gray2">
              <table:table-cell>
                <text:p>OPUS</text:p>
              </table:table-cell>
              <table:table-cell>
                <text:p><text:span text:style-name="T12">Întinde-te repede!</text:span></text:p>
              </table:table-cell>
              <table:table-cell>
                <text:p>20.24</text:p>
              </table:table-cell>
              <table:table-cell>
                <text:p>100</text:p>
              </table:table-cell>
            </table:table-row>
            <table:table-row table:style-name="ro5" table:default-cell-style-name="gray1">
              <table:table-cell>
                <text:p>MBart-50</text:p>
              </table:table-cell>
              <table:table-cell>
                <text:p><text:span text:style-name="T12">Staţi repede!</text:span></text:p>
              </table:table-cell>
              <table:table-cell>
                <text:p>20.24</text:p>
              </table:table-cell>
              <table:table-cell>
                <text:p>20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2" draw:text-style-name="P5" draw:layer="layout" svg:width="17.526cm" svg:height="1.517cm" svg:x="7.112cm" svg:y="7.874cm">
          <draw:text-box>
            <text:p text:style-name="P4"><text:span text:style-name="T16">BLEU vs DA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0:49:07.789856204</meta:creation-date>
    <meta:editing-duration>PT6M19S</meta:editing-duration>
    <meta:editing-cycles>3</meta:editing-cycles>
    <meta:generator>LibreOffice/6.4.7.2$Linux_X86_64 LibreOffice_project/40$Build-2</meta:generator>
    <dc:title>Blueprint Plans</dc:title>
    <meta:initial-creator>Mihnea Mihai</meta:initial-creator>
    <dc:date>2022-01-27T11:26:50.047803746</dc:date>
    <dc:creator>Mihnea Mihai</dc:creator>
    <meta:document-statistic meta:object-count="76"/>
  </office:meta>
</office:document-meta>
</file>